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482cm"/>
    </style:style>
    <style:style style:name="Table2.B" style:family="table-column">
      <style:table-column-properties style:column-width="9.851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officeooo:paragraph-rsid="001acac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paragraph-rsid="001acac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paragraph-rsid="001acac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1acac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paragraph-rsid="0022824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2acba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2f669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63e5a" officeooo:paragraph-rsid="001acaca" style:font-size-asian="12pt" style:font-weight-asian="normal" style:font-size-complex="12pt" style:font-weight-complex="normal"/>
    </style:style>
    <style:style style:name="P9" style:family="paragraph" style:parent-style-name="Table_20_Heading">
      <style:text-properties fo:font-size="12pt" officeooo:rsid="00213a07" officeooo:paragraph-rsid="00213a07" style:font-size-asian="12pt" style:font-size-complex="12pt"/>
    </style:style>
    <style:style style:name="P10" style:family="paragraph" style:parent-style-name="Table_20_Heading">
      <style:text-properties fo:font-size="12pt" officeooo:rsid="0027d9b3" officeooo:paragraph-rsid="0027d9b3" style:font-size-asian="12pt" style:font-size-complex="12pt"/>
    </style:style>
    <style:style style:name="P11" style:family="paragraph" style:parent-style-name="Table_20_Heading">
      <style:paragraph-properties fo:text-align="center" style:justify-single-word="false"/>
      <style:text-properties fo:font-size="12pt" officeooo:rsid="0027d9b3" officeooo:paragraph-rsid="0027d9b3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228240" officeooo:paragraph-rsid="00228240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2425ac" officeooo:paragraph-rsid="002425ac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982f2" officeooo:paragraph-rsid="002982f2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2acba9" officeooo:paragraph-rsid="002acba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2ae1e4" officeooo:paragraph-rsid="002ae1e4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2b25bd" officeooo:paragraph-rsid="002b25bd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2d0329" officeooo:paragraph-rsid="002d0329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2dd50a" officeooo:paragraph-rsid="002dd50a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acaca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307184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36e98d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406b59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42322b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1603"/>
    </style:style>
    <style:style style:name="T3" style:family="text">
      <style:text-properties officeooo:rsid="001acaca"/>
    </style:style>
    <style:style style:name="T4" style:family="text">
      <style:text-properties officeooo:rsid="001bac8e"/>
    </style:style>
    <style:style style:name="T5" style:family="text">
      <style:text-properties officeooo:rsid="001e3f2d"/>
    </style:style>
    <style:style style:name="T6" style:family="text">
      <style:text-properties officeooo:rsid="00307184"/>
    </style:style>
    <style:style style:name="T7" style:family="text">
      <style:text-properties officeooo:rsid="0031dca4"/>
    </style:style>
    <style:style style:name="T8" style:family="text">
      <style:text-properties officeooo:rsid="0033d32c"/>
    </style:style>
    <style:style style:name="T9" style:family="text">
      <style:text-properties officeooo:rsid="0033e663"/>
    </style:style>
    <style:style style:name="T10" style:family="text">
      <style:text-properties officeooo:rsid="0034f29f"/>
    </style:style>
    <style:style style:name="T11" style:family="text">
      <style:text-properties officeooo:rsid="00354621"/>
    </style:style>
    <style:style style:name="T12" style:family="text">
      <style:text-properties officeooo:rsid="0036e98d"/>
    </style:style>
    <style:style style:name="T13" style:family="text">
      <style:text-properties officeooo:rsid="00388059"/>
    </style:style>
    <style:style style:name="T14" style:family="text">
      <style:text-properties officeooo:rsid="0039ed2e"/>
    </style:style>
    <style:style style:name="T15" style:family="text">
      <style:text-properties officeooo:rsid="003bc1b2"/>
    </style:style>
    <style:style style:name="T16" style:family="text">
      <style:text-properties officeooo:rsid="003cc930"/>
    </style:style>
    <style:style style:name="T17" style:family="text">
      <style:text-properties officeooo:rsid="003e86b0"/>
    </style:style>
    <style:style style:name="T18" style:family="text">
      <style:text-properties officeooo:rsid="003f1aca"/>
    </style:style>
    <style:style style:name="T19" style:family="text">
      <style:text-properties officeooo:rsid="00406b59"/>
    </style:style>
    <style:style style:name="T20" style:family="text">
      <style:text-properties officeooo:rsid="00412915"/>
    </style:style>
    <style:style style:name="T21" style:family="text">
      <style:text-properties officeooo:rsid="0042322b"/>
    </style:style>
    <style:style style:name="T22" style:family="text">
      <style:text-properties officeooo:rsid="004566c1"/>
    </style:style>
    <style:style style:name="T23" style:family="text">
      <style:text-properties officeooo:rsid="00456f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ural Language Application</text:p>
      <text:p text:style-name="P1">Assignment 2 (Transfer Grammer Rules)</text:p>
      <text:p text:style-name="P1"/>
      <text:p text:style-name="P2">Submitted By : <text:span text:style-name="T3">Brij Mohan Lal Srivastava</text:span></text:p>
      <text:p text:style-name="P2">Roll No. : 2013076<text:span text:style-name="T4">94</text:span></text:p>
      <text:p text:style-name="P2">M.S. - <text:span text:style-name="T5">Spring 2014</text:span></text:p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Input Hindi Sentences</text:p>
            </table:table-cell>
            <table:table-cell table:style-name="Table1.B1" office:value-type="string">
              <text:p text:style-name="P9">English Translation</text:p>
            </table:table-cell>
          </table:table-row>
        </table:table-header-rows>
        <table:table-row>
          <table:table-cell table:style-name="Table1.A2" office:value-type="string">
            <text:p text:style-name="P5">राहुल <text:s/>केला खता है।</text:p>
          </table:table-cell>
          <table:table-cell table:style-name="Table1.B2" office:value-type="string">
            <text:p text:style-name="P12">Rahul eats banana.</text:p>
          </table:table-cell>
        </table:table-row>
        <table:table-row>
          <table:table-cell table:style-name="Table1.A2" office:value-type="string">
            <text:p text:style-name="P12">राम घर जा रहा है।</text:p>
          </table:table-cell>
          <table:table-cell table:style-name="Table1.B2" office:value-type="string">
            <text:p text:style-name="P13">Ram is going to home.</text:p>
          </table:table-cell>
        </table:table-row>
        <table:table-row>
          <table:table-cell table:style-name="Table1.A2" office:value-type="string">
            <text:p text:style-name="P12">मैंने पानी पीकर खाना खाया। </text:p>
          </table:table-cell>
          <table:table-cell table:style-name="Table1.B2" office:value-type="string">
            <text:p text:style-name="P13">I ate food after drinking water.</text:p>
          </table:table-cell>
        </table:table-row>
        <table:table-row>
          <table:table-cell table:style-name="Table1.A2" office:value-type="string">
            <text:p text:style-name="P12">वह लड़का जिसने पीली कमीज पहनी है, रो रहा था। </text:p>
          </table:table-cell>
          <table:table-cell table:style-name="Table1.B2" office:value-type="string">
            <text:p text:style-name="P13">That boy wearing the yellow shirt, is crying.</text:p>
          </table:table-cell>
        </table:table-row>
        <table:table-row>
          <table:table-cell table:style-name="Table1.A2" office:value-type="string">
            <text:p text:style-name="P12">ऐसा लगता है कि इस चुनाव में मोदी ही जीतेंगे। </text:p>
          </table:table-cell>
          <table:table-cell table:style-name="Table1.B2" office:value-type="string">
            <text:p text:style-name="P13">It seems that Modi will win in this election.</text:p>
          </table:table-cell>
        </table:table-row>
        <table:table-row>
          <table:table-cell table:style-name="Table1.A2" office:value-type="string">
            <text:p text:style-name="P12">भारतीय गेंदबाजी कमजोर है और अफ्रीका की बल्लेबाजी मजबूत है।</text:p>
          </table:table-cell>
          <table:table-cell table:style-name="Table1.B2" office:value-type="string">
            <text:p text:style-name="P13">Indian bowling is weak and African batting is strong.</text:p>
          </table:table-cell>
        </table:table-row>
        <table:table-row>
          <table:table-cell table:style-name="Table1.A2" office:value-type="string">
            <text:p text:style-name="P12">या तो उसे ज़िंदा छोड़ दो या फिर उसे जान से मार दो। <text:s/></text:p>
          </table:table-cell>
          <table:table-cell table:style-name="Table1.B2" office:value-type="string">
            <text:p text:style-name="P13">Either leave him alive or kill him.</text:p>
          </table:table-cell>
        </table:table-row>
        <table:table-row>
          <table:table-cell table:style-name="Table1.A2" office:value-type="string">
            <text:p text:style-name="P12">रहीम <text:s/>ने अपने दोस्त को मिलने <text:s/>से मना कर दिया ताकि वह परीक्षा कि तयारी कर सके।</text:p>
          </table:table-cell>
          <table:table-cell table:style-name="Table1.B2" office:value-type="string">
            <text:p text:style-name="P13">Rahim refused to meet his friend so that he can prepare for exam.</text:p>
          </table:table-cell>
        </table:table-row>
        <table:table-row>
          <table:table-cell table:style-name="Table1.A2" office:value-type="string">
            <text:p text:style-name="P12">यद्यपि रोहित बहुत प्रतिभावान खिलाडी हैं पर वो दबाव नहीं झेल पाते हैं।</text:p>
          </table:table-cell>
          <table:table-cell table:style-name="Table1.B2" office:value-type="string">
            <text:p text:style-name="P13">Although Rohit is a very talented player but he can not bear the pressure.</text:p>
          </table:table-cell>
        </table:table-row>
        <table:table-row>
          <table:table-cell table:style-name="Table1.A2" office:value-type="string">
            <text:p text:style-name="P12">उन्हें अपनी धार्मिक , जातीय ओर राष्ट्रीय पहचान पर गर्व था। </text:p>
          </table:table-cell>
          <table:table-cell table:style-name="Table1.B2" office:value-type="string">
            <text:p text:style-name="P13">They were proud of their religious, racial and national identity.</text:p>
          </table:table-cell>
        </table:table-row>
        <table:table-row>
          <table:table-cell table:style-name="Table1.A2" office:value-type="string">
            <text:p text:style-name="P12">चलिए , कमरे की उस मेज पर सो जाइए। </text:p>
          </table:table-cell>
          <table:table-cell table:style-name="Table1.B2" office:value-type="string">
            <text:p text:style-name="P13">Come, Sleep at the table in that room.</text:p>
          </table:table-cell>
        </table:table-row>
        <table:table-row>
          <table:table-cell table:style-name="Table1.A2" office:value-type="string">
            <text:p text:style-name="P12">उसने वर्णमाला के हर अक्षर के लिए एक अलग तार लिया। </text:p>
          </table:table-cell>
          <table:table-cell table:style-name="Table1.B2" office:value-type="string">
            <text:p text:style-name="P13">She took separate line for every letter of the alphabet.</text:p>
          </table:table-cell>
        </table:table-row>
        <table:table-row>
          <table:table-cell table:style-name="Table1.A2" office:value-type="string">
            <text:p text:style-name="P12">वह उनसे बंबई में मिले और बुजुर्ग कवि ने बहुत मित्रतापूर्ण ढँग से चर्चा की। </text:p>
          </table:table-cell>
          <table:table-cell table:style-name="Table1.B2" office:value-type="string">
            <text:p text:style-name="P13">He met him in Mumbai and the elderly poet discussed in very friendly manner.</text:p>
          </table:table-cell>
        </table:table-row>
        <table:table-row>
          <table:table-cell table:style-name="Table1.A2" office:value-type="string">
            <text:p text:style-name="P12">भारत की अधिकांश बड़ी नदियों के मुहाने , कुछेक प्रमुख अपवादों को छोड़कर इसी तट पर हैं </text:p>
          </table:table-cell>
          <table:table-cell table:style-name="Table1.B2" office:value-type="string">
            <text:p text:style-name="P13">Apart from some exceptions, the mouths of most of India's major rivers are at this coast.</text:p>
          </table:table-cell>
        </table:table-row>
        <table:table-row>
          <table:table-cell table:style-name="Table1.A2" office:value-type="string">
            <text:p text:style-name="P12">वह कलाकार , जो रंग का माध् यम अपनाता है , चित्रकार बनता है। </text:p>
          </table:table-cell>
          <table:table-cell table:style-name="Table1.B2" office:value-type="string">
            <text:p text:style-name="P13">The artist, who uses the medium of colours, becomes a painter.</text:p>
          </table:table-cell>
        </table:table-row>
        <table:table-row>
          <table:table-cell table:style-name="Table1.A2" office:value-type="string">
            <text:p text:style-name="P12">जब गाँधीजी कि हत्या हुई तो राधाकृष्णन शोक से <text:soft-page-break/>धराशायी हो गये थे। <text:s/></text:p>
          </table:table-cell>
          <table:table-cell table:style-name="Table1.B2" office:value-type="string">
            <text:p text:style-name="P13">When Ghandhi ji got assassinated, Radhakrishnan fell unconscience due to grief.</text:p>
          </table:table-cell>
        </table:table-row>
        <table:table-row>
          <table:table-cell table:style-name="Table1.A2" office:value-type="string">
            <text:p text:style-name="P12">शायद आज सोमवार है। </text:p>
          </table:table-cell>
          <table:table-cell table:style-name="Table1.B2" office:value-type="string">
            <text:p text:style-name="P13">Maybe today is monday.</text:p>
          </table:table-cell>
        </table:table-row>
        <table:table-row>
          <table:table-cell table:style-name="Table1.A2" office:value-type="string">
            <text:p text:style-name="P12">क्या आज तुम्हारा जन्मदिन है ?</text:p>
          </table:table-cell>
          <table:table-cell table:style-name="Table1.B2" office:value-type="string">
            <text:p text:style-name="P13">Is today your birthday?</text:p>
          </table:table-cell>
        </table:table-row>
        <table:table-row>
          <table:table-cell table:style-name="Table1.A2" office:value-type="string">
            <text:p text:style-name="P12">या तो तुम घर चले जाओ या मेरे साथ चलो।</text:p>
          </table:table-cell>
          <table:table-cell table:style-name="Table1.B2" office:value-type="string">
            <text:p text:style-name="P13">Either you go home or come with me.</text:p>
          </table:table-cell>
        </table:table-row>
        <table:table-row>
          <table:table-cell table:style-name="Table1.A2" office:value-type="string">
            <text:p text:style-name="P12">ये सोच हमारे दिल में है। </text:p>
          </table:table-cell>
          <table:table-cell table:style-name="Table1.B2" office:value-type="string">
            <text:p text:style-name="P13">This thinking is in our heart.</text:p>
          </table:table-cell>
        </table:table-row>
      </table:table>
      <text:p text:style-name="P4"/>
      <text:p text:style-name="P8">Chunking of given 20 sentence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1">S.No.</text:p>
            </table:table-cell>
            <table:table-cell table:style-name="Table2.A1" office:value-type="string">
              <text:p text:style-name="P10">Hindi</text:p>
            </table:table-cell>
            <table:table-cell table:style-name="Table2.C1" office:value-type="string">
              <text:p text:style-name="P10">English</text:p>
            </table:table-cell>
          </table:table-row>
        </table:table-header-rows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6">NP NP VGNN VGF</text:p>
          </table:table-cell>
          <table:table-cell table:style-name="Table2.C2" office:value-type="string">
            <text:p text:style-name="P18">NP VGNN NP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6">NP NP VGF</text:p>
          </table:table-cell>
          <table:table-cell table:style-name="Table2.C2" office:value-type="string">
            <text:p text:style-name="P19">NP VGF NP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5">NP NP VGNF NP VGF</text:p>
          </table:table-cell>
          <table:table-cell table:style-name="Table2.C2" office:value-type="string">
            <text:p text:style-name="P19">NP VGNF NP NP NP</text:p>
          </table:table-cell>
        </table:table-row>
        <table:table-row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15">NP NP NP NP VGNN VGF VGF</text:p>
          </table:table-cell>
          <table:table-cell table:style-name="Table2.C2" office:value-type="string">
            <text:p text:style-name="P19">NP VGNN JJP NP VGF VGNN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6">NP VGF CCP NP NP VGF</text:p>
          </table:table-cell>
          <table:table-cell table:style-name="Table2.C2" office:value-type="string">
            <text:p text:style-name="P19">NP VGF NP VGF NP</text:p>
          </table:table-cell>
        </table:table-row>
        <table:table-row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6">NP JJP VGF CCP NP NP JJP VGF </text:p>
          </table:table-cell>
          <table:table-cell table:style-name="Table2.C2" office:value-type="string">
            <text:p text:style-name="P19">JJP NP VGF JJP CCP JJP NP VGF JJP</text:p>
          </table:table-cell>
        </table:table-row>
        <table:table-row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16">CCP NP NP VGNF NP CCP RBP NP NP VGNF</text:p>
          </table:table-cell>
          <table:table-cell table:style-name="Table2.C2" office:value-type="string">
            <text:p text:style-name="P19">CCP VGF NP JJP CCP VGF NP</text:p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16">NP NP NP VGNN NP VGF CCP NP NP CCP JJP VGF </text:p>
          </table:table-cell>
          <table:table-cell table:style-name="Table2.C2" office:value-type="string">
            <text:p text:style-name="P19">NP VGNF VGF NP NP RBP <text:s/>NP VGF <text:s/>NP</text:p>
          </table:table-cell>
        </table:table-row>
        <table:table-row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16">CCP NP NP NP VGF CCP NP NP VGF </text:p>
          </table:table-cell>
          <table:table-cell table:style-name="Table2.C2" office:value-type="string">
            <text:p text:style-name="P19">NP VGF RBP JJP NP CCP NP RBP VGF NP</text:p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16">NP NP JJP NP NP NP VGF</text:p>
          </table:table-cell>
          <table:table-cell table:style-name="Table2.C2" office:value-type="string">
            <text:p text:style-name="P19">NP VGNF JJP NP JJP JJP CCP JJP NP</text:p>
          </table:table-cell>
        </table:table-row>
        <table:table-row>
          <table:table-cell table:style-name="Table2.A2" office:value-type="string">
            <text:p text:style-name="P14">11</text:p>
          </table:table-cell>
          <table:table-cell table:style-name="Table2.A2" office:value-type="string">
            <text:p text:style-name="P16">VGF NP NP VGF</text:p>
          </table:table-cell>
          <table:table-cell table:style-name="Table2.C2" office:value-type="string">
            <text:p text:style-name="P19">VGF VGF NP NP</text:p>
          </table:table-cell>
        </table:table-row>
        <table:table-row>
          <table:table-cell table:style-name="Table2.A2" office:value-type="string">
            <text:p text:style-name="P14">12</text:p>
          </table:table-cell>
          <table:table-cell table:style-name="Table2.A2" office:value-type="string">
            <text:p text:style-name="P17">NP NP NP NP VGF</text:p>
          </table:table-cell>
          <table:table-cell table:style-name="Table2.C2" office:value-type="string">
            <text:p text:style-name="P19">NP VGNF JJP NP NP NP</text:p>
          </table:table-cell>
        </table:table-row>
        <table:table-row>
          <table:table-cell table:style-name="Table2.A2" office:value-type="string">
            <text:p text:style-name="P14">13</text:p>
          </table:table-cell>
          <table:table-cell table:style-name="Table2.A2" office:value-type="string">
            <text:p text:style-name="P17">NP NP NP VGF CCP NP NP NP NP</text:p>
          </table:table-cell>
          <table:table-cell table:style-name="Table2.C2" office:value-type="string">
            <text:p text:style-name="P19">NP VGNF NP <text:s/>NP CCP <text:s/>JJP NP VGF <text:s/>RBP JJP NP</text:p>
          </table:table-cell>
        </table:table-row>
        <table:table-row>
          <table:table-cell table:style-name="Table2.A2" office:value-type="string">
            <text:p text:style-name="P14">14</text:p>
          </table:table-cell>
          <table:table-cell table:style-name="Table2.A2" office:value-type="string">
            <text:p text:style-name="P17">NP NP NP NP NP VGNF NP VGF</text:p>
          </table:table-cell>
          <table:table-cell table:style-name="Table2.C2" office:value-type="string">
            <text:p text:style-name="P19">RBP NP NP JJP NP JJP NP VGF NP</text:p>
          </table:table-cell>
        </table:table-row>
        <table:table-row>
          <table:table-cell table:style-name="Table2.A2" office:value-type="string">
            <text:p text:style-name="P14">15</text:p>
          </table:table-cell>
          <table:table-cell table:style-name="Table2.A2" office:value-type="string">
            <text:p text:style-name="P17">NP NP NP NP NP NP VGNN VGF NP VGF</text:p>
          </table:table-cell>
          <table:table-cell table:style-name="Table2.C2" office:value-type="string">
            <text:p text:style-name="P19">NP NP VGF NP NP VGF NP</text:p>
          </table:table-cell>
        </table:table-row>
        <table:table-row>
          <table:table-cell table:style-name="Table2.A2" office:value-type="string">
            <text:p text:style-name="P14">16</text:p>
          </table:table-cell>
          <table:table-cell table:style-name="Table2.A2" office:value-type="string">
            <text:p text:style-name="P17">NP NP CCP NP VGF CCP NP NP JJP VGF</text:p>
          </table:table-cell>
          <table:table-cell table:style-name="Table2.C2" office:value-type="string">
            <text:p text:style-name="P19">RBP NP NP VGNF VGF NP VGNF JJP RBP VGF</text:p>
          </table:table-cell>
        </table:table-row>
        <table:table-row>
          <table:table-cell table:style-name="Table2.A2" office:value-type="string">
            <text:p text:style-name="P14">17</text:p>
          </table:table-cell>
          <table:table-cell table:style-name="Table2.A2" office:value-type="string">
            <text:p text:style-name="P17">RBP NP NP</text:p>
          </table:table-cell>
          <table:table-cell table:style-name="Table2.C2" office:value-type="string">
            <text:p text:style-name="P19">RBP NP VGF NP</text:p>
          </table:table-cell>
        </table:table-row>
        <table:table-row>
          <table:table-cell table:style-name="Table2.A2" office:value-type="string">
            <text:p text:style-name="P14">18</text:p>
          </table:table-cell>
          <table:table-cell table:style-name="Table2.A2" office:value-type="string">
            <text:p text:style-name="P17">RBP NP NP NP VGF</text:p>
          </table:table-cell>
          <table:table-cell table:style-name="Table2.C2" office:value-type="string">
            <text:p text:style-name="P19">VGF NP NP NP</text:p>
          </table:table-cell>
        </table:table-row>
        <table:table-row>
          <table:table-cell table:style-name="Table2.A2" office:value-type="string">
            <text:p text:style-name="P14">19</text:p>
          </table:table-cell>
          <table:table-cell table:style-name="Table2.A2" office:value-type="string">
            <text:p text:style-name="P17">CCP NP NP VGF CCP NP VGF</text:p>
          </table:table-cell>
          <table:table-cell table:style-name="Table2.C2" office:value-type="string">
            <text:p text:style-name="P19">CCP NP VGF NP CCP VGF NP</text:p>
          </table:table-cell>
        </table:table-row>
        <table:table-row>
          <table:table-cell table:style-name="Table2.A2" office:value-type="string">
            <text:p text:style-name="P14">20</text:p>
          </table:table-cell>
          <table:table-cell table:style-name="Table2.A2" office:value-type="string">
            <text:p text:style-name="P17">NP NP NP VGF</text:p>
          </table:table-cell>
          <table:table-cell table:style-name="Table2.C2" office:value-type="string">
            <text:p text:style-name="P19">NP VGF NP NP</text:p>
          </table:table-cell>
        </table:table-row>
      </table:table>
      <text:p text:style-name="P4"/>
      <text:p text:style-name="P4"/>
      <text:p text:style-name="P7"><text:soft-page-break/><text:span text:style-name="T1">Tran</text:span><text:span text:style-name="T2">s</text:span><text:span text:style-name="T1">lation Using Formed Rules and Analysis</text:span>: </text:p>
      <text:p text:style-name="P4"/>
      <text:list xml:id="list5406122104749570221" text:style-name="L1">
        <text:list-item>
          <text:p text:style-name="P21"><text:span text:style-name="T6">हर कोई सफल बनना चाहता है</text:span>। </text:p>
          <text:list>
            <text:list-item>
              <text:p text:style-name="P22">Chunking : <text:s/><text:span text:style-name="T12">NP PRP JJP JJ VGF VM VM</text:span></text:p>
            </text:list-item>
            <text:list-item>
              <text:p text:style-name="P20">Nearest Matching Rule : #<text:span text:style-name="T13">1</text:span>0</text:p>
            </text:list-item>
            <text:list-item>
              <text:p text:style-name="P20">Translation : <text:span text:style-name="T7">Everyone wants to be successful</text:span>.</text:p>
            </text:list-item>
            <text:list-item>
              <text:p text:style-name="P20">Explanation : The chunks of hindi sentence matches exactly with rule # <text:span text:style-name="T23">1</text:span>0. The english translation also matches with the RHS of the rule.</text:p>
            </text:list-item>
          </text:list>
        </text:list-item>
      </text:list>
      <text:p text:style-name="P4"/>
      <text:list xml:id="list195901425861922" text:continue-numbering="true" text:style-name="L1">
        <text:list-item>
          <text:p text:style-name="P21"><text:span text:style-name="T6">इरादे नेक हो तो सपने साकार होते हैं</text:span>।</text:p>
          <text:list>
            <text:list-item>
              <text:p text:style-name="P22">Chunking : <text:s/><text:span text:style-name="T12">NP NP VGF VM CCP CC NP NP JJP JJ VGF VM VAUX</text:span></text:p>
            </text:list-item>
            <text:list-item>
              <text:p text:style-name="P20">Nearest Matching Rule : #1<text:span text:style-name="T14">6</text:span></text:p>
            </text:list-item>
            <text:list-item>
              <text:p text:style-name="P20">Translation : <text:span text:style-name="T7">Dreams come true if intentions are good</text:span>.</text:p>
            </text:list-item>
            <text:list-item>
              <text:p text:style-name="P20">Explanation : The chunks of hindi best matched with rule # 1<text:span text:style-name="T22">7</text:span>. The english translation is very close to the RHS of the rule.</text:p>
              <text:p text:style-name="P20"/>
            </text:list-item>
          </text:list>
        </text:list-item>
        <text:list-item>
          <text:p text:style-name="P21"><text:span text:style-name="T6">पैंग्विन, औस्ट्रिच और किवी ऐसे पक्षी हैं जो उड़ नहीं पाते</text:span>।</text:p>
          <text:list>
            <text:list-item>
              <text:p text:style-name="P22">Chunking : <text:s/><text:span text:style-name="T12">NP NP NP CCP CC NP NP VM PRP VGF VM VAUX <text:s/></text:span></text:p>
            </text:list-item>
            <text:list-item>
              <text:p text:style-name="P20">Nearest Matching Rule : #<text:span text:style-name="T15">8</text:span></text:p>
            </text:list-item>
            <text:list-item>
              <text:p text:style-name="P20">Translation : <text:span text:style-name="T7">Penguin, Ostrich and Kiwi are the bidrs who cannot fly</text:span>.</text:p>
            </text:list-item>
            <text:list-item>
              <text:p text:style-name="P20">Explanation : The chunks of this sentence partially matched with rule # <text:span text:style-name="T21">8</text:span>.</text:p>
              <text:p text:style-name="P20"/>
            </text:list-item>
          </text:list>
        </text:list-item>
        <text:list-item>
          <text:p text:style-name="P21"><text:span text:style-name="T6">रावण के बारे में हम सबने पढ़ा, सुना और देखा है</text:span>।</text:p>
          <text:list>
            <text:list-item>
              <text:p text:style-name="P22">Chunking : <text:s/><text:span text:style-name="T12">NP PSP NP PRP NP VGNF VM VGNF CCP VGF VAUX</text:span></text:p>
            </text:list-item>
            <text:list-item>
              <text:p text:style-name="P20">Nearest Matching Rule : #<text:span text:style-name="T15">14</text:span></text:p>
            </text:list-item>
            <text:list-item>
              <text:p text:style-name="P20">Translation : <text:span text:style-name="T7">We all read, heard and seen about Ravana</text:span>.</text:p>
            </text:list-item>
            <text:list-item>
              <text:p text:style-name="P24">Explanation : The hindi chunks <text:span text:style-name="T19">partially</text:span> matches with rule # 1<text:span text:style-name="T21">4</text:span>.</text:p>
              <text:p text:style-name="P20"/>
            </text:list-item>
          </text:list>
        </text:list-item>
        <text:list-item>
          <text:p text:style-name="P21"><text:span text:style-name="T6">ज़िन्दगी खुश रहने का नाम है</text:span>।</text:p>
          <text:list>
            <text:list-item>
              <text:p text:style-name="P22">Chunking : <text:s/><text:span text:style-name="T12">NP JJP JJ VGNN VM PSP NP NN VGF</text:span></text:p>
            </text:list-item>
            <text:list-item>
              <text:p text:style-name="P20">Nearest Matching Rule : #<text:span text:style-name="T15">8</text:span></text:p>
            </text:list-item>
            <text:list-item>
              <text:p text:style-name="P20">Translation : <text:span text:style-name="T7">Life is about being happy</text:span>.</text:p>
            </text:list-item>
            <text:list-item>
              <text:p text:style-name="P20">Explanation : The <text:span text:style-name="T20">best</text:span> match for this sentence is rule # <text:span text:style-name="T19">8</text:span>.</text:p>
              <text:p text:style-name="P20"/>
            </text:list-item>
          </text:list>
        </text:list-item>
        <text:list-item>
          <text:p text:style-name="P21"><text:span text:style-name="T6">मैंने कई लोगों को देखा है जिन्हें पढ़ने का बहुत शौक होता है</text:span>।</text:p>
          <text:list>
            <text:list-item>
              <text:p text:style-name="P22">Chunking : <text:s/><text:span text:style-name="T12">NP PRP NP NN PSP VGF VM VAUX NP PRP VGNN VM PSP NP VGF VAUX</text:span></text:p>
            </text:list-item>
            <text:list-item>
              <text:p text:style-name="P20">Nearest Matching Rule : #1<text:span text:style-name="T15">5</text:span></text:p>
            </text:list-item>
            <text:list-item>
              <text:p text:style-name="P20">Translation : <text:span text:style-name="T7">I saw many people who like to read</text:span>.</text:p>
            </text:list-item>
            <text:list-item>
              <text:p text:style-name="P20">Explanation : The hindi chunks <text:span text:style-name="T19">partially</text:span> matches with rule # 1<text:span text:style-name="T19">5</text:span>.</text:p>
              <text:p text:style-name="P20"/>
            </text:list-item>
          </text:list>
        </text:list-item>
        <text:list-item>
          <text:p text:style-name="P21"><text:span text:style-name="T6">एक परिवार है जिसमें 4-5 भाई बहन है</text:span>।</text:p>
          <text:list>
            <text:list-item>
              <text:p text:style-name="P22">Chunking : <text:s/><text:span text:style-name="T12">NP VGF VM NP PRP NP NN NP NN VGF VM</text:span></text:p>
            </text:list-item>
            <text:list-item>
              <text:p text:style-name="P20">Nearest Matching Rule : <text:span text:style-name="T16">#4</text:span></text:p>
            </text:list-item>
            <text:list-item>
              <text:p text:style-name="P20">Translation : <text:span text:style-name="T8">There is a family with 4-5 siblings</text:span>.</text:p>
            </text:list-item>
            <text:list-item>
              <text:p text:style-name="P23">Explanation : The hindi chunks partially matches with rule # <text:span text:style-name="T19">4</text:span>.</text:p>
            </text:list-item>
          </text:list>
          <text:p text:style-name="P20"/>
        </text:list-item>
        <text:list-item>
          <text:p text:style-name="P21"><text:span text:style-name="T6">आज हर आम आदमी किसी ना किसी समस्या से जूझ रहा है</text:span>।</text:p>
          <text:list>
            <text:list-item>
              <text:p text:style-name="P22"><text:soft-page-break/>Chunking : <text:s/><text:span text:style-name="T12">NP NN NP NP NP PRP RP NP PRP NN PSP VGF VM VAUX</text:span></text:p>
            </text:list-item>
            <text:list-item>
              <text:p text:style-name="P20">Nearest Matching Rule : No matching rule found.</text:p>
            </text:list-item>
            <text:list-item>
              <text:p text:style-name="P20">Translation : <text:span text:style-name="T9">Today each and every common man is struggling with some problems</text:span>.</text:p>
            </text:list-item>
          </text:list>
        </text:list-item>
      </text:list>
      <text:p text:style-name="P4"/>
      <text:list xml:id="list195901834219807" text:continue-numbering="true" text:style-name="L1">
        <text:list-item>
          <text:p text:style-name="P21"><text:span text:style-name="T6">समय के साथ बदलाव जरुरी है</text:span>।</text:p>
          <text:list>
            <text:list-item>
              <text:p text:style-name="P22">Chunking : <text:s/><text:span text:style-name="T12">NP NN NP NN JJP JJ VGF VM</text:span></text:p>
            </text:list-item>
            <text:list-item>
              <text:p text:style-name="P20">Nearest Matching Rule : #<text:span text:style-name="T17">6</text:span></text:p>
            </text:list-item>
            <text:list-item>
              <text:p text:style-name="P20">Translation : <text:s/><text:span text:style-name="T10">Change is important by time</text:span>. <text:s/></text:p>
            </text:list-item>
            <text:list-item>
              <text:p text:style-name="P20">Explanation : The hindi chunks partially matches with rule # <text:span text:style-name="T19">6</text:span>.</text:p>
            </text:list-item>
          </text:list>
        </text:list-item>
      </text:list>
      <text:p text:style-name="P4"/>
      <text:list xml:id="list195900891391288" text:continue-numbering="true" text:style-name="L1">
        <text:list-item>
          <text:p text:style-name="P21"><text:span text:style-name="T6">हमे अपना मानव धर्म निभाना चाहिए</text:span>।</text:p>
          <text:list>
            <text:list-item>
              <text:p text:style-name="P22">Chunking : <text:s/><text:span text:style-name="T12">NP PRP NP PRP NN NP NN VGF VM VAUX</text:span></text:p>
            </text:list-item>
            <text:list-item>
              <text:p text:style-name="P20">Nearest Matching Rule : #<text:span text:style-name="T18">5</text:span></text:p>
            </text:list-item>
            <text:list-item>
              <text:p text:style-name="P20">Translation : <text:span text:style-name="T11">We should abide by humanity</text:span>.</text:p>
            </text:list-item>
            <text:list-item>
              <text:p text:style-name="P20">Explanation : The hindi chunks partially matches with rule # <text:span text:style-name="T19">5</text:span>.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j </meta:initial-creator>
    <meta:creation-date>2014-02-13T12:04:04.649101608</meta:creation-date>
    <dc:date>2014-02-14T19:59:00.095816890</dc:date>
    <dc:creator>Brij </dc:creator>
    <meta:editing-duration>PT15H35M54S</meta:editing-duration>
    <meta:editing-cycles>44</meta:editing-cycles>
    <meta:generator>LibreOffice/4.1.3.2$Linux_X86_64 LibreOffice_project/410m0$Build-2</meta:generator>
    <meta:document-statistic meta:table-count="2" meta:image-count="0" meta:object-count="0" meta:page-count="4" meta:paragraph-count="161" meta:word-count="1248" meta:character-count="5229" meta:non-whitespace-character-count="4148"/>
  </office:meta>
</office:document-meta>
</file>